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<text:span text:style-name="T2">C:/Users/nayar/Downloads/Proyecto bun_asset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1-03-09T19:15:00Z</meta:creation-date>
    <dc:date>2021-03-09T19:18:00Z</dc:date>
    <meta:template xlink:href="Normal" xlink:type="simple"/>
    <meta:editing-cycles>1</meta:editing-cycles>
    <meta:editing-duration>PT180S</meta:editing-duration>
    <meta:document-statistic meta:page-count="1" meta:paragraph-count="1" meta:word-count="6" meta:character-count="44" meta:row-count="1" meta:non-whitespace-character-count="39"/>
  </office:meta>
</office:document-meta>
</file>